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c0c0"/>
    </style:style>
    <style:style style:name="P2" style:family="paragraph" style:parent-style-name="Standard">
      <style:text-properties fo:color="#c0c0c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fo:color="#c0c0c0"/>
    </style:style>
    <style:style style:name="P4" style:family="paragraph" style:parent-style-name="Standard">
      <style:text-properties fo:color="#c0c0c0" officeooo:rsid="0005d427" officeooo:paragraph-rsid="0005d427"/>
    </style:style>
    <style:style style:name="P5" style:family="paragraph" style:parent-style-name="Standard" style:list-style-name="L2">
      <style:text-properties fo:color="#c0c0c0"/>
    </style:style>
    <style:style style:name="P6" style:family="paragraph" style:parent-style-name="Standard" style:list-style-name="L2">
      <style:text-properties fo:color="#c0c0c0" fo:font-weight="bold" style:font-weight-asian="bold" style:font-weight-complex="bold"/>
    </style:style>
    <style:style style:name="P7" style:family="paragraph" style:parent-style-name="Standard">
      <style:text-properties fo:color="#c0c0c0" fo:font-weight="normal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paragraph-rsid="000772cf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c0c0c0"/>
    </style:style>
    <style:style style:name="P10" style:family="paragraph" style:parent-style-name="Standard" style:list-style-name="L3">
      <style:paragraph-properties fo:margin-left="0cm" fo:margin-right="0cm" fo:text-indent="0cm" style:auto-text-indent="false"/>
      <style:text-properties fo:color="#c0c0c0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c0c0c0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c0c0c0" fo:font-weight="bold" officeooo:paragraph-rsid="00011ece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c0c0c0" fo:font-weight="bold" officeooo:paragraph-rsid="000320a7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c0c0c0" fo:font-weight="normal" style:font-weight-asian="normal" style:font-weight-complex="normal"/>
    </style:style>
    <style:style style:name="P15" style:family="paragraph" style:parent-style-name="Standard" style:list-style-name="L4">
      <style:paragraph-properties fo:margin-left="0cm" fo:margin-right="0cm" fo:text-indent="0cm" style:auto-text-indent="false"/>
      <style:text-properties fo:color="#c0c0c0" fo:font-weight="normal" style:font-weight-asian="normal" style:font-weight-complex="normal"/>
    </style:style>
    <style:style style:name="P16" style:family="paragraph" style:parent-style-name="Standard" style:list-style-name="L5">
      <style:paragraph-properties fo:margin-left="0cm" fo:margin-right="0cm" fo:text-indent="0cm" style:auto-text-indent="false"/>
      <style:text-properties fo:color="#c0c0c0" fo:font-weight="normal" style:font-weight-asian="normal" style:font-weight-complex="normal"/>
    </style:style>
    <style:style style:name="P17" style:family="paragraph" style:parent-style-name="Standard" style:list-style-name="L6">
      <style:paragraph-properties fo:margin-left="0cm" fo:margin-right="0cm" fo:text-indent="0cm" style:auto-text-indent="false"/>
      <style:text-properties fo:color="#c0c0c0" fo:font-weight="normal" style:font-weight-asian="normal" style:font-weight-complex="normal"/>
    </style:style>
    <style:style style:name="P18" style:family="paragraph" style:parent-style-name="Standard" style:list-style-name="L6">
      <style:paragraph-properties fo:margin-left="0cm" fo:margin-right="0cm" fo:text-indent="0cm" style:auto-text-indent="false"/>
      <style:text-properties fo:color="#c0c0c0" fo:font-weight="normal" officeooo:paragraph-rsid="00011ece" style:font-weight-asian="normal" style:font-weight-complex="normal"/>
    </style:style>
    <style:style style:name="P19" style:family="paragraph" style:parent-style-name="Standard" style:list-style-name="L6">
      <style:paragraph-properties fo:margin-left="0cm" fo:margin-right="0cm" fo:text-indent="0cm" style:auto-text-indent="false"/>
      <style:text-properties fo:color="#c0c0c0" fo:font-weight="normal" officeooo:paragraph-rsid="0002a091" style:font-weight-asian="normal" style:font-weight-complex="normal"/>
    </style:style>
    <style:style style:name="P20" style:family="paragraph" style:parent-style-name="Standard" style:list-style-name="L6">
      <style:paragraph-properties fo:margin-left="0cm" fo:margin-right="0cm" fo:text-indent="0cm" style:auto-text-indent="false"/>
      <style:text-properties fo:color="#c0c0c0" fo:font-weight="normal" officeooo:paragraph-rsid="000320a7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11ece" officeooo:paragraph-rsid="00011ece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c0c0c0" fo:font-weight="normal" officeooo:paragraph-rsid="00011ece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2a091" officeooo:paragraph-rsid="0002a091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2a091" officeooo:paragraph-rsid="00011ece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2a091" officeooo:paragraph-rsid="000320a7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c0c0c0" fo:font-weight="normal" officeooo:paragraph-rsid="0002a091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320a7" officeooo:paragraph-rsid="000320a7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c0c0c0" fo:font-weight="normal" officeooo:paragraph-rsid="000320a7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51766" officeooo:paragraph-rsid="00051766" style:font-weight-asian="normal" style:font-weight-complex="normal"/>
    </style:style>
    <style:style style:name="P30" style:family="paragraph" style:parent-style-name="Standard" style:list-style-name="L6">
      <style:paragraph-properties fo:margin-left="0cm" fo:margin-right="0cm" fo:text-indent="0cm" style:auto-text-indent="false"/>
      <style:text-properties fo:color="#c0c0c0" fo:font-weight="normal" officeooo:rsid="00051766" officeooo:paragraph-rsid="00051766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c0c0c0" fo:font-weight="normal" officeooo:rsid="00051766" officeooo:paragraph-rsid="000320a7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c0c0c0" fo:font-weight="normal" officeooo:paragraph-rsid="00051766" style:font-weight-asian="normal" style:font-weight-complex="normal"/>
    </style:style>
    <style:style style:name="P33" style:family="paragraph" style:parent-style-name="Standard">
      <style:paragraph-properties fo:margin-left="1.245cm" fo:margin-right="0cm" fo:text-indent="-0.635cm" style:auto-text-indent="false"/>
      <style:text-properties fo:color="#c0c0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091" style:font-weight-asian="bold" style:font-weight-complex="bold"/>
    </style:style>
    <style:style style:name="T3" style:family="text">
      <style:text-properties fo:font-weight="bold" officeooo:rsid="000320a7" style:font-weight-asian="bold" style:font-weight-complex="bold"/>
    </style:style>
    <style:style style:name="T4" style:family="text">
      <style:text-properties fo:font-weight="bold" officeooo:rsid="00051766" style:font-weight-asian="bold" style:font-weight-complex="bold"/>
    </style:style>
    <style:style style:name="T5" style:family="text">
      <style:text-properties fo:font-weight="bold" officeooo:rsid="000772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11ece"/>
    </style:style>
    <style:style style:name="T8" style:family="text">
      <style:text-properties officeooo:rsid="0002a091"/>
    </style:style>
    <style:style style:name="T9" style:family="text">
      <style:text-properties officeooo:rsid="000320a7"/>
    </style:style>
    <style:style style:name="T10" style:family="text">
      <style:text-properties officeooo:rsid="00051766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772cf" style:font-weight-asian="bold" style:font-weight-complex="bold"/>
    </style:style>
    <style:style style:name="T13" style:family="text">
      <style:text-properties officeooo:rsid="000772cf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3">Zamknięty task.</text:span></text:p>
      <text:p text:style-name="P1"><text:span text:style-name="T11"/></text:p>
      <text:p text:style-name="P1"><text:span text:style-name="T11">Poziom łatwy:</text:span></text:p>
      <text:p text:style-name="P1">1.MVC we wzorcach projektowych to skrót od:</text:p>
      <text:p text:style-name="P1"><text:s text:c="2"/>a) Model-View-Controller <text:s text:c="2"/>(prawidłowa)</text:p>
      <text:p text:style-name="P1"><text:s text:c="2"/>b) Minnesota Valley Conference</text:p>
      <text:p text:style-name="P1"><text:s text:c="2"/>c) Mute-View-Controller</text:p>
      <text:p text:style-name="P1"><text:s text:c="2"/>d) Mac Version Control</text:p>
      <text:p text:style-name="P1"/>
      <text:p text:style-name="P1">2.Z jakich wzorców wywodzą się wzorce projektowe w informatyce:</text:p>
      <text:p text:style-name="P1"><text:s text:c="2"/>a) z wzorców projektowych w architekturze <text:s/>(prawidłowa)</text:p>
      <text:p text:style-name="P1"><text:s text:c="2"/>b) z wzorców projektowych w matematyce</text:p>
      <text:p text:style-name="P1"><text:s text:c="2"/>c) z wzorców projektowych w muzyce</text:p>
      <text:p text:style-name="P1"><text:s text:c="2"/>d) z wzorców projektowych w modzie</text:p>
      <text:p text:style-name="P1"/>
      <text:p text:style-name="P1">3.Termin wzorca projektowego został spopularyzowany w 1995r. przez tzw.:</text:p>
      <text:p text:style-name="P1"><text:s text:c="2"/>a) Zgraję Czterech</text:p>
      <text:p text:style-name="P1"><text:s text:c="2"/>b) Bandę Czterech <text:s/>(prawidłowa)</text:p>
      <text:p text:style-name="P1"><text:s text:c="2"/>c) Kwartet</text:p>
      <text:p text:style-name="P1"><text:s text:c="2"/>d) OOPSLA</text:p>
      <text:p text:style-name="P1"/>
      <text:p text:style-name="P1">4.We wzorcu Obserwator wyróżniamy dwa podstawowe typy obiektów:</text:p>
      <text:p text:style-name="P1"><text:s text:c="2"/>a) drzewo, gałąź</text:p>
      <text:p text:style-name="P1"><text:s text:c="2"/>b) obserwowany (podmiot), obserwator <text:s/>(prawidłowa)</text:p>
      <text:p text:style-name="P1"><text:s text:c="2"/>c) obserwatorium, latarnia</text:p>
      <text:p text:style-name="P1"><text:s text:c="2"/>d) koncepcja, inwigilacja</text:p>
      <text:p text:style-name="P1"/>
      <text:p text:style-name="P1">5.W inżynierii oprogramowania, uniwersalne, sprawdzone w praktyce rozwiązanie często pojawiających się, powtarzalnych problemów projektowych to:</text:p>
      <text:p text:style-name="P1"><text:s text:c="2"/>a) wzorzec pomysłowy</text:p>
      <text:p text:style-name="P1"><text:s text:c="2"/>b) OOT</text:p>
      <text:p text:style-name="P1"><text:s text:c="2"/>c) Wzorzec finansowy</text:p>
      <text:p text:style-name="P1"><text:s text:c="2"/>d) Wzorzec projektowy (prawidłowa)</text:p>
      <text:p text:style-name="P1"/>
      <text:p text:style-name="P1"/>
      <text:p text:style-name="P2">Poziom średni:</text:p>
      <text:p text:style-name="P1"/>
      <text:p text:style-name="P1"><text:span text:style-name="T10">6</text:span>.Inne określenie na ten wzorzec to "Waga piórkowa":</text:p>
      <text:p text:style-name="P1"><text:s text:c="2"/>a) Bird Weight</text:p>
      <text:p text:style-name="P1"><text:s text:c="2"/>b) Plume weight</text:p>
      <text:p text:style-name="P1"><text:s text:c="2"/>c) Flyweight <text:s text:c="3"/>(prawidłowa)</text:p>
      <text:p text:style-name="P1"><text:s text:c="2"/>d) Fluflu</text:p>
      <text:p text:style-name="P1"/>
      <text:p text:style-name="P1"><text:span text:style-name="T10">7</text:span>.Zadaniem tego wzorca jest zapamiętanie i udostępnienie na zewnątrz wewnętrznego stanu obiektu bez naruszania hermetyzacji. Wzorzec ten to:</text:p>
      <text:p text:style-name="P1"><text:s text:c="2"/>a) Wzorzec Pamiątka <text:s text:c="3"/>(prawidłowa)</text:p>
      <text:p text:style-name="P1"><text:s text:c="2"/>b) Wzorzec Zapamiętywacz</text:p>
      <text:p text:style-name="P1"><text:s text:c="2"/>c) Wzorzec Memorize</text:p>
      <text:p text:style-name="P1"><text:s text:c="2"/>d) Wzorzec Move</text:p>
      <text:p text:style-name="P1"/>
      <text:p text:style-name="P1"><text:span text:style-name="T10">8</text:span>.Wzorzec ten składa się z: Kontekstu, Stanu abstrakcyjnego i Stanu konkretnego:</text:p>
      <text:p text:style-name="P1"><text:s text:c="2"/>a) Wzorzec Composite</text:p>
      <text:p text:style-name="P1"><text:soft-page-break/><text:s text:c="2"/>b) Wzorzec Singleton <text:s text:c="2"/></text:p>
      <text:p text:style-name="P1"><text:s text:c="2"/>c) Wzorzec State (Stan) <text:s text:c="2"/>(prawidłowa)</text:p>
      <text:p text:style-name="P1"><text:s text:c="2"/>d) Wzorzec Most</text:p>
      <text:p text:style-name="P1"/>
      <text:p text:style-name="P1"><text:span text:style-name="T10">9</text:span>.Celem tego wzorca jest rozdzielenie sposobu tworzenia obiektów od ich reprezentacji.</text:p>
      <text:p text:style-name="P1"><text:s text:c="2"/>Zazwyczaj stosowany jest do konstrukcji obiektów złożonych. Wzorzec ten to:</text:p>
      <text:p text:style-name="P1"><text:s text:c="2"/>a) Wzorzec Pamiątka</text:p>
      <text:p text:style-name="P1"><text:s text:c="2"/>b) Wzorzec Obserwator</text:p>
      <text:p text:style-name="P1"><text:s text:c="2"/>c) Wzorzec Budowniczy <text:s/>(prawidłowa)</text:p>
      <text:p text:style-name="P1"><text:s text:c="2"/>d) Wzorzec Tęcza</text:p>
      <text:p text:style-name="P1"/>
      <text:p text:style-name="P1"><text:span text:style-name="T10">10</text:span>.Celem wzorca Prototyp jest:</text:p>
      <text:p text:style-name="P1"><text:s text:c="2"/>a) opakowanie oryginalnej klasy w nową klasę "dekorującą"</text:p>
      <text:p text:style-name="P1"><text:s text:c="2"/>b) stworzenie protypu wynalazku</text:p>
      <text:p text:style-name="P1"><text:s text:c="2"/>c) umożliwienie tworzenia obiektów danej klasy bądź klas z wykorzystaniem już istniejącego <text:s text:c="3"/>obiektu, zwanego prototypem <text:s text:c="3"/>(prawidłowa)</text:p>
      <text:list xml:id="list34396093" text:style-name="L1">
        <text:list-item>
          <text:p text:style-name="P3">zapewnienie sekwencyjnego dostępu do podobiektów zgrupowanych w większym obiekcie</text:p>
          <text:p text:style-name="P3"/>
        </text:list-item>
      </text:list>
      <text:p text:style-name="P1"/>
      <text:p text:style-name="P4">Ł</text:p>
      <text:p text:style-name="P1"><text:span text:style-name="T10">1</text:span>1. Do wzorców kreacyjnych NIE zaliczamy wzorca:</text:p>
      <text:p text:style-name="P1">A. Prototyp</text:p>
      <text:p text:style-name="P1">B. Fasada</text:p>
      <text:p text:style-name="P1">C. Metoda wytwórcza</text:p>
      <text:p text:style-name="P1">D. Singleton</text:p>
      <text:p text:style-name="P1"/>
      <text:p text:style-name="P1">B</text:p>
      <text:p text:style-name="P1"/>
      <text:p text:style-name="P4">Ł</text:p>
      <text:p text:style-name="P1"><text:span text:style-name="T10">1</text:span>2. Obiekt informuje inne obiekty o zmiane stanu określonych obiektów.</text:p>
      <text:p text:style-name="P1">A. Fasada</text:p>
      <text:p text:style-name="P1">B. Pyłek</text:p>
      <text:p text:style-name="P1">C. Obserwator</text:p>
      <text:p text:style-name="P1">D. Singleton</text:p>
      <text:p text:style-name="P1"><text:s/></text:p>
      <text:p text:style-name="P1">C</text:p>
      <text:p text:style-name="P1"/>
      <text:p text:style-name="P4">Ł</text:p>
      <text:p text:style-name="P1"><text:span text:style-name="T10">1</text:span>3. Wzorzec zapewniający istnienie tylko jednej instancji pewnej klasy w całym systemie</text:p>
      <text:p text:style-name="P1">A. Prototyp</text:p>
      <text:p text:style-name="P1">B. Interpreter</text:p>
      <text:p text:style-name="P1">C. Singleton</text:p>
      <text:p text:style-name="P1">D. Most</text:p>
      <text:p text:style-name="P1"/>
      <text:p text:style-name="P4">Ł</text:p>
      <text:p text:style-name="P1"><text:span text:style-name="T10">1</text:span>4. Wzorzec pozwalający na dodawanie nowych funkcjonalności do istniejących klas dynamicznie - w trakcie działania programu.</text:p>
      <text:p text:style-name="P1">A. Dekorator</text:p>
      <text:p text:style-name="P1">B. Singleton</text:p>
      <text:p text:style-name="P1">C. Pyłek</text:p>
      <text:p text:style-name="P1">D. MVC</text:p>
      <text:p text:style-name="P1"/>
      <text:p text:style-name="P1"><text:soft-page-break/>A</text:p>
      <text:p text:style-name="P4">T</text:p>
      <text:p text:style-name="P1"><text:span text:style-name="T10">1</text:span>5. Wzorzec, który często implementuje klasy fabryk abstrakcyjnych</text:p>
      <text:p text:style-name="P1">A. Dekorator</text:p>
      <text:p text:style-name="P1">B. MVC</text:p>
      <text:p text:style-name="P1">C. Prototyp</text:p>
      <text:p text:style-name="P1">D. Strategia</text:p>
      <text:p text:style-name="P1"/>
      <text:p text:style-name="P1">C</text:p>
      <text:p text:style-name="P1"/>
      <text:p text:style-name="P4">T</text:p>
      <text:p text:style-name="P1"><text:span text:style-name="T10">1</text:span>6. Wzorzec pozwalający na tworzenie obiektów, których typy nie są ze sobą powiązane</text:p>
      <text:p text:style-name="P1">A. Strategia</text:p>
      <text:p text:style-name="P1">B. Metoda wytwórcza</text:p>
      <text:p text:style-name="P1">C. Singleton</text:p>
      <text:p text:style-name="P1">D. Fasada</text:p>
      <text:p text:style-name="P1"/>
      <text:p text:style-name="P1">B</text:p>
      <text:p text:style-name="P1"/>
      <text:p text:style-name="P4">Ś</text:p>
      <text:p text:style-name="P1"><text:span text:style-name="T10">1</text:span>7. Wzorzec umożliwiający tworzenie obiektów na podstawie przykładowej instancji</text:p>
      <text:p text:style-name="P1">A. MVC</text:p>
      <text:p text:style-name="P1">B. Dekorator</text:p>
      <text:p text:style-name="P1">C. Strategia</text:p>
      <text:p text:style-name="P1">D. Prototyp</text:p>
      <text:p text:style-name="P1"/>
      <text:p text:style-name="P1">D</text:p>
      <text:p text:style-name="P1"/>
      <text:p text:style-name="P4">Ł</text:p>
      <text:p text:style-name="P1"><text:span text:style-name="T10">1</text:span>8. W którym języku programowania najłatwiej jest zaimplementować wzorzec projektowy?</text:p>
      <text:p text:style-name="P1">A. C</text:p>
      <text:p text:style-name="P1">B. Fortran</text:p>
      <text:p text:style-name="P1">C. C#</text:p>
      <text:p text:style-name="P1">D. Prolog</text:p>
      <text:p text:style-name="P1"/>
      <text:p text:style-name="P1">C</text:p>
      <text:p text:style-name="P1"/>
      <text:p text:style-name="P4">Ł</text:p>
      <text:p text:style-name="P1"><text:span text:style-name="T10">1</text:span>9. W jakim celu stosuje się wzorce projektowe?</text:p>
      <text:p text:style-name="P1">A. Łatwiejsze testowanie aplikacji</text:p>
      <text:p text:style-name="P1">B. Szybsze pisanie aplikacji</text:p>
      <text:p text:style-name="P1">C. Większa podatność programu na późniejsze modyfikacje</text:p>
      <text:p text:style-name="P1">D. Szybsze działanie aplikacji</text:p>
      <text:p text:style-name="P1"/>
      <text:p text:style-name="P1">C</text:p>
      <text:p text:style-name="P4">Ł</text:p>
      <text:p text:style-name="P1"><text:span text:style-name="T10">2</text:span>0. Która nazwa NIE określa wzorca projektowego?</text:p>
      <text:p text:style-name="P1">A. Iterator</text:p>
      <text:p text:style-name="P1">B. Interpreter</text:p>
      <text:p text:style-name="P1">C. Dekorator</text:p>
      <text:p text:style-name="P1">D. Dekoder</text:p>
      <text:p text:style-name="P1"/>
      <text:p text:style-name="P1"><text:soft-page-break/>D</text:p>
      <text:p text:style-name="P4">T</text:p>
      <text:p text:style-name="P1"><text:span text:style-name="T10">2</text:span>1. "Wirtualny konstruktor" to inaczej:</text:p>
      <text:p text:style-name="P1">A. Metoda wytwórcza</text:p>
      <text:p text:style-name="P1">B. Singleton</text:p>
      <text:p text:style-name="P1">C. Pyłek</text:p>
      <text:p text:style-name="P1">D. Strategia</text:p>
      <text:p text:style-name="P1"/>
      <text:p text:style-name="P1">A</text:p>
      <text:p text:style-name="P1"/>
      <text:p text:style-name="P4">Ś</text:p>
      <text:p text:style-name="P1"><text:span text:style-name="T10">2</text:span>2. Która nazwa NIE określa wzorca projektowego?</text:p>
      <text:p text:style-name="P1">A. Iterator</text:p>
      <text:p text:style-name="P1">B. Mediator</text:p>
      <text:p text:style-name="P1">C. Translator</text:p>
      <text:p text:style-name="P1">D. Dekorator</text:p>
      <text:p text:style-name="P1"/>
      <text:p text:style-name="P1">C</text:p>
      <text:p text:style-name="P1"/>
      <text:p text:style-name="P4">T</text:p>
      <text:p text:style-name="P1"><text:span text:style-name="T10">2</text:span>3. Który z podanych wzorców jest wzorcem kreacyjnym?</text:p>
      <text:p text:style-name="P1">A. Fasada</text:p>
      <text:p text:style-name="P1">B. Singleton</text:p>
      <text:p text:style-name="P1">C. Strategia</text:p>
      <text:p text:style-name="P1">D. Most</text:p>
      <text:p text:style-name="P1"/>
      <text:p text:style-name="P1">B</text:p>
      <text:p text:style-name="P1"/>
      <text:p text:style-name="P4">T</text:p>
      <text:p text:style-name="P1"><text:span text:style-name="T10">2</text:span>4. Który z podanych wzorców jest wzorcem czynnościowym?</text:p>
      <text:p text:style-name="P1">A. Kompozyt</text:p>
      <text:p text:style-name="P1">B. Strategia</text:p>
      <text:p text:style-name="P1">C. Budowniczy</text:p>
      <text:p text:style-name="P1">D. Dekorator</text:p>
      <text:p text:style-name="P1"/>
      <text:p text:style-name="P1">B</text:p>
      <text:p text:style-name="P1"/>
      <text:p text:style-name="P4">T</text:p>
      <text:p text:style-name="P1"><text:span text:style-name="T10">2</text:span>5. Który z podanych wzorców jest wzorcem strukturalnym?</text:p>
      <text:p text:style-name="P1"/>
      <text:p text:style-name="P1">A. Dekorator</text:p>
      <text:p text:style-name="P1">B. Prototyp</text:p>
      <text:p text:style-name="P1">C. Polecenie</text:p>
      <text:p text:style-name="P1">D. Stan</text:p>
      <text:p text:style-name="P1"/>
      <text:p text:style-name="P1">A</text:p>
      <text:p text:style-name="P1"/>
      <text:p text:style-name="P4">T</text:p>
      <text:p text:style-name="P1"><text:span text:style-name="T10">2</text:span>6.Który z podanych wzorców NIE jest wzorcem strukturalnym?</text:p>
      <text:p text:style-name="P1">A. Adapter</text:p>
      <text:p text:style-name="P1">B. Most</text:p>
      <text:p text:style-name="P1">C. Interpreter</text:p>
      <text:p text:style-name="P1"><text:soft-page-break/>D. Dekorator</text:p>
      <text:p text:style-name="P1"/>
      <text:p text:style-name="P1">C</text:p>
      <text:p text:style-name="P1"/>
      <text:p text:style-name="P4">Ś</text:p>
      <text:p text:style-name="P1"><text:span text:style-name="T10">2</text:span>7. Wzorzec, który ułatwia dostęp do złożonego systemu poprzed ujednolicenie jego interfejsu to:</text:p>
      <text:p text:style-name="P1">A. Most</text:p>
      <text:p text:style-name="P1">B. Adapter</text:p>
      <text:p text:style-name="P1">C. Fasada</text:p>
      <text:p text:style-name="P1">D. Dekorator</text:p>
      <text:p text:style-name="P1"/>
      <text:p text:style-name="P1">C</text:p>
      <text:p text:style-name="P1"/>
      <text:p text:style-name="P4">Ł</text:p>
      <text:p text:style-name="P1"><text:span text:style-name="T10">2</text:span>8. Wybierz podpunkt, który nie pasuje do pozostałych:</text:p>
      <text:p text:style-name="P1">A. Proxy</text:p>
      <text:p text:style-name="P1">B. Obiekt zastępczy</text:p>
      <text:p text:style-name="P1">C. Pełnomocnik</text:p>
      <text:p text:style-name="P1">D. Fasada</text:p>
      <text:p text:style-name="P1"/>
      <text:p text:style-name="P1">D</text:p>
      <text:p text:style-name="P1"/>
      <text:p text:style-name="P4">T</text:p>
      <text:p text:style-name="P1"><text:span text:style-name="T10">2</text:span>9. Mając do zaprojektowania aplikację desktopową, która zapewnia użytkownikowi możliwość cofania dokonanych w programie zmian, najlepiej jest użyć wzorca:</text:p>
      <text:p text:style-name="P1">A. Kompozyt</text:p>
      <text:p text:style-name="P1">B. Budowniczy</text:p>
      <text:p text:style-name="P1">C. Polecenie</text:p>
      <text:p text:style-name="P1">D. Pyłek</text:p>
      <text:p text:style-name="P1"/>
      <text:p text:style-name="P1">C</text:p>
      <text:p text:style-name="P1"/>
      <text:p text:style-name="P4">T</text:p>
      <text:p text:style-name="P1"><text:span text:style-name="T10">3</text:span>0. Mając do zaprojektowania aplikację desktopową, która zapewnia użytkownikowi możliwość przeglądania historii zmian dokonanych w programie, najlepiej jest użyć wzorca:</text:p>
      <text:p text:style-name="P1">A. Kompozyt</text:p>
      <text:p text:style-name="P1">B. Budowniczy</text:p>
      <text:p text:style-name="P1">C. Polecenie</text:p>
      <text:p text:style-name="P1">D. Pyłek</text:p>
      <text:p text:style-name="P1"/>
      <text:p text:style-name="P1">C</text:p>
      <text:p text:style-name="P1"/>
      <text:p text:style-name="P4">T</text:p>
      <text:p text:style-name="P1"><text:span text:style-name="T10">3</text:span>1. Wzorzec, który pozwala zgrupować dużą ilość obiektów tej samej klasy w jednym miejscu</text:p>
      <text:p text:style-name="P1">A. Kompozyt</text:p>
      <text:p text:style-name="P1">B. Polecenie</text:p>
      <text:p text:style-name="P1">C. Singleton</text:p>
      <text:p text:style-name="P1">D. Pyłek</text:p>
      <text:p text:style-name="P1"/>
      <text:p text:style-name="P1">D</text:p>
      <text:p text:style-name="P1"/>
      <text:p text:style-name="P4">Ś</text:p>
      <text:p text:style-name="P1"><text:soft-page-break/><text:span text:style-name="T10">3</text:span>2. Komunikację między formularzem aplikacji okienkowej a jej kontolerem można zaimplementować stosując wzorzec:</text:p>
      <text:p text:style-name="P1">A. Obserwator</text:p>
      <text:p text:style-name="P1">B. Singleton</text:p>
      <text:p text:style-name="P1">C. Fabryka</text:p>
      <text:p text:style-name="P1">D. Prototyp</text:p>
      <text:p text:style-name="P1"/>
      <text:p text:style-name="P1">A</text:p>
      <text:p text:style-name="P1"/>
      <text:p text:style-name="P4">Ś</text:p>
      <text:p text:style-name="P1"><text:span text:style-name="T10">3</text:span>3. Chcąc stworzyć aplikację do przeszukiwania tekstu dającą użytkownikowi możliwość wyboru algorytmu przeszukiwana, można zastosować wzorzec: </text:p>
      <text:p text:style-name="P1">A. Singleton</text:p>
      <text:p text:style-name="P1">B. Prototyp</text:p>
      <text:p text:style-name="P1">C. Pyłek</text:p>
      <text:p text:style-name="P1">D. Strategia</text:p>
      <text:p text:style-name="P1"/>
      <text:p text:style-name="P1">D</text:p>
      <text:p text:style-name="P1"/>
      <text:p text:style-name="P4">T</text:p>
      <text:p text:style-name="P1"><text:span text:style-name="T10">3</text:span>4. Do zaprojektowania aplikacji "kalkulator" można wykorzystać wzorzec:</text:p>
      <text:p text:style-name="P1">A. Budowniczy</text:p>
      <text:p text:style-name="P1">B. Iterator</text:p>
      <text:p text:style-name="P1">C. Singleton</text:p>
      <text:p text:style-name="P1">D. Interpreter</text:p>
      <text:p text:style-name="P1"/>
      <text:p text:style-name="P1">D</text:p>
      <text:p text:style-name="P1"/>
      <text:p text:style-name="P4">T</text:p>
      <text:p text:style-name="P1"><text:span text:style-name="T10">3</text:span>5. Gdy tworzenie obiektu danej klasy jest operacją złożoną, wygodnie jest użyć wzorca:</text:p>
      <text:p text:style-name="P1">A. Strategia</text:p>
      <text:p text:style-name="P1">B. Dekorator</text:p>
      <text:p text:style-name="P1">C. Polecenie</text:p>
      <text:p text:style-name="P1">D. Metoda wytwórcza</text:p>
      <text:p text:style-name="P1"/>
      <text:p text:style-name="P1">D</text:p>
      <text:p text:style-name="P1"/>
      <text:p text:style-name="P4">T</text:p>
      <text:p text:style-name="P1"><text:span text:style-name="T10">3</text:span>6. Kiedy wzorzec "Singleton" wymaga dodatkowych zabezpieczeń podczas tworzenia instancji danej klasy?</text:p>
      <text:p text:style-name="P1">A. W aplikacjach wielowątkowych</text:p>
      <text:p text:style-name="P1">B. Gdy chcemy mieć globalny dostęp do danej instancji</text:p>
      <text:p text:style-name="P1">C. Gdy chcemy stworzyć kilka instancji danej klasy</text:p>
      <text:p text:style-name="P1">D. W programach do wizualizacji plików graficznych</text:p>
      <text:p text:style-name="P1"/>
      <text:p text:style-name="P1">A</text:p>
      <text:p text:style-name="P1"/>
      <text:p text:style-name="P4">Ś</text:p>
      <text:p text:style-name="P1"><text:span text:style-name="T10">3</text:span>7. Wskaż słowo, które nie pasuje do pozostałych:</text:p>
      <text:p text:style-name="P1">A. Budowniczy</text:p>
      <text:p text:style-name="P1">B. Adapter</text:p>
      <text:p text:style-name="P1">C. Dekorator</text:p>
      <text:p text:style-name="P1"><text:soft-page-break/>D. Kompozyt</text:p>
      <text:p text:style-name="P1"/>
      <text:p text:style-name="P1">A</text:p>
      <text:p text:style-name="P1"/>
      <text:p text:style-name="P4">Ł</text:p>
      <text:p text:style-name="P1"><text:span text:style-name="T10">3</text:span>8. Który z podanych niżej wzorców uważany jest przez niektórych za antywzorzec?</text:p>
      <text:p text:style-name="P1">A. Obserwator</text:p>
      <text:p text:style-name="P1">B. Pyłek</text:p>
      <text:p text:style-name="P1">C. Singleton</text:p>
      <text:p text:style-name="P1">D. Most</text:p>
      <text:p text:style-name="P1"/>
      <text:p text:style-name="P1">C</text:p>
      <text:p text:style-name="P1"/>
      <text:p text:style-name="P4">Ś</text:p>
      <text:p text:style-name="P1"><text:span text:style-name="T10">3</text:span>9. Który z podanych niżej wzorców implementuje obiektowy odpowiednik zmiennej globalnej?</text:p>
      <text:p text:style-name="P1">A. Most</text:p>
      <text:p text:style-name="P1">B. Fabryka</text:p>
      <text:p text:style-name="P1">C. Pełnomocnik</text:p>
      <text:p text:style-name="P1">D. Singleton</text:p>
      <text:p text:style-name="P1"/>
      <text:p text:style-name="P1">D</text:p>
      <text:p text:style-name="P1"/>
      <text:p text:style-name="P4">T</text:p>
      <text:p text:style-name="P1"><text:span text:style-name="T10">4</text:span>0. Który z podanych niżej wzorców pozwala na zaprojektowanie aplikacji pracującej w kilku różnych trybach? </text:p>
      <text:p text:style-name="P1">A. Pełnomocnik</text:p>
      <text:p text:style-name="P1">B. Fabryka</text:p>
      <text:p text:style-name="P1">C. Singleton</text:p>
      <text:p text:style-name="P1">D. Stan</text:p>
      <text:p text:style-name="P1"/>
      <text:p text:style-name="P1">D</text:p>
      <text:p text:style-name="P1"/>
      <text:p text:style-name="P1">Łatwe</text:p>
      <text:list xml:id="list34403643" text:style-name="L2">
        <text:list-header>
          <text:p text:style-name="P5"><text:span text:style-name="T10">41.</text:span>Która z poniższych opcji nie jest kategorią wzorców pojektowych:</text:p>
          <text:p text:style-name="P5">A. wzorce kreacyjne</text:p>
          <text:p text:style-name="P5">B. wzorce czynnościowe</text:p>
          <text:p text:style-name="P5"><text:span text:style-name="T1">C.</text:span> wzorce analityczne</text:p>
          <text:p text:style-name="P5">D. wzorce strukturalne</text:p>
        </text:list-header>
      </text:list>
      <text:p text:style-name="P1"/>
      <text:p text:style-name="P1">Trudne</text:p>
      <text:list xml:id="list34404750" text:continue-numbering="true" text:style-name="L2">
        <text:list-header>
          <text:p text:style-name="P5"><text:span text:style-name="T10">42 </text:span>Który z poniższych wzorców jest pochodną wzorca MVC używaną szczególnie do tworzenia interfejsu użytkownika?</text:p>
          <text:p text:style-name="P5"><text:span text:style-name="T1">A.</text:span> Model View Presenter</text:p>
          <text:p text:style-name="P5">B. Model View Interface</text:p>
          <text:p text:style-name="P5">C. Model Presenter Controller</text:p>
          <text:p text:style-name="P5">D. Presenter View Controller</text:p>
        </text:list-header>
      </text:list>
      <text:p text:style-name="P1"/>
      <text:p text:style-name="P1">Średnie</text:p>
      <text:list xml:id="list34422220" text:continue-numbering="true" text:style-name="L2">
        <text:list-header>
          <text:p text:style-name="P5"><text:span text:style-name="T10">43 </text:span>Rolę któego składnika wzorca MVC przejmuje Prezenter we wzorcu MVP:</text:p>
          <text:p text:style-name="P5">A. Model</text:p>
          <text:p text:style-name="P5"><text:span text:style-name="T1">B.</text:span> Controller</text:p>
          <text:p text:style-name="P5">C. ViewModel</text:p>
          <text:p text:style-name="P5"><text:soft-page-break/>D. View</text:p>
        </text:list-header>
      </text:list>
      <text:p text:style-name="P1"/>
      <text:p text:style-name="P1">Średnie</text:p>
      <text:list xml:id="list34430294" text:continue-numbering="true" text:style-name="L2">
        <text:list-header>
          <text:p text:style-name="P5"><text:span text:style-name="T10">44 </text:span>Który składnik wzorca MVP odgrywa rolę pośrednika między pozostałymi składnikami?</text:p>
          <text:p text:style-name="P5">A. Controller</text:p>
          <text:p text:style-name="P5">B. Model</text:p>
          <text:p text:style-name="P5">C. View</text:p>
          <text:p text:style-name="P6">D. <text:span text:style-name="T6">Presenter</text:span></text:p>
        </text:list-header>
      </text:list>
      <text:p text:style-name="P7"/>
      <text:p text:style-name="P7">Średnie</text:p>
      <text:list xml:id="list34418652" text:continue-numbering="true" text:style-name="L2">
        <text:list-header>
          <text:p text:style-name="P5"><text:span text:style-name="T10">45 K</text:span>tóra składowa wzorca Model View ViewModel odpowiada za przekazywanie danych z modelu do widoku?</text:p>
          <text:p text:style-name="P5">A. Model</text:p>
          <text:p text:style-name="P5">B. ViewModel</text:p>
          <text:p text:style-name="P5">C. Controller</text:p>
          <text:p text:style-name="P6">D. <text:span text:style-name="T6">View</text:span></text:p>
        </text:list-header>
      </text:list>
      <text:p text:style-name="P7"/>
      <text:p text:style-name="P7">Trudne</text:p>
      <text:list xml:id="list34407191" text:continue-numbering="true" text:style-name="L2">
        <text:list-header>
          <text:p text:style-name="P5"><text:span text:style-name="T10">46 </text:span>Jak nazywa się wzorzec zakładający istnienie hierarchicznego drzewa agentów składających się z części abstrakcyjnej, prezentacyjnej i kontrolującej:</text:p>
          <text:p text:style-name="P5">A. Model Abstraction Control</text:p>
          <text:p text:style-name="P6">B. <text:span text:style-name="T6">Presentation Abstraction Control</text:span></text:p>
          <text:p text:style-name="P5">C. View Abstraction Control</text:p>
          <text:p text:style-name="P5">D. Model View Abstraction</text:p>
        </text:list-header>
      </text:list>
      <text:p text:style-name="P1"/>
      <text:p text:style-name="P1">Trudne</text:p>
      <text:list xml:id="list34426490" text:continue-numbering="true" text:style-name="L2">
        <text:list-header>
          <text:p text:style-name="P5"><text:span text:style-name="T10">47 </text:span>Które składowe rozłącza modyfikacja Pasywny Widok powstała na podstawie wzorca MVC?</text:p>
          <text:p text:style-name="P5">A. Model i ViewModel</text:p>
          <text:p text:style-name="P5">B. Kontroler i Model</text:p>
          <text:p text:style-name="P5">C. Widok i Kontroler</text:p>
          <text:p text:style-name="P6">D. <text:span text:style-name="T6">Widok i Model</text:span></text:p>
        </text:list-header>
      </text:list>
      <text:p text:style-name="P7"/>
      <text:p text:style-name="P7">Łatwe</text:p>
      <text:list xml:id="list34434257" text:continue-numbering="true" text:style-name="L2">
        <text:list-header>
          <text:p text:style-name="P5"><text:span text:style-name="T10">48 </text:span>Jak nazywa się platforma aplikacyjna umożliwiająca tworzenie aplikacji zgodnie z wzorcem MVC w .NET?</text:p>
          <text:p text:style-name="P5"><text:span text:style-name="T1">A.</text:span> ASP.NET MVC</text:p>
          <text:p text:style-name="P5">B. ADO.NET MVC</text:p>
          <text:p text:style-name="P5">C. ASD.NET MVC</text:p>
          <text:p text:style-name="P5">D. ASO.NET MVC</text:p>
        </text:list-header>
      </text:list>
      <text:p text:style-name="P33"/>
      <text:p text:style-name="P9">Łatwe</text:p>
      <text:list xml:id="list34407292" text:style-name="L3">
        <text:list-item>
          <text:list>
            <text:list-header>
              <text:p text:style-name="P10"><text:span text:style-name="T10">49 </text:span>Wzorzec Pełnomocnik należy do wzorców:</text:p>
            </text:list-header>
          </text:list>
        </text:list-item>
      </text:list>
      <text:p text:style-name="P1"><text:tab/>A. kreacyjnych</text:p>
      <text:p text:style-name="P1"><text:tab/><text:span text:style-name="T1">B.</text:span> strukturalnych</text:p>
      <text:p text:style-name="P1"><text:tab/>C. czynnościowych</text:p>
      <text:p text:style-name="P1"><text:tab/>D. mnogościowych</text:p>
      <text:p text:style-name="P1"/>
      <text:p text:style-name="P1"><text:tab/>B.</text:p>
      <text:p text:style-name="P1"/>
      <text:p text:style-name="P1">Średnie</text:p>
      <text:p text:style-name="P1"><text:span text:style-name="T10">50 </text:span>Wzorce te opisują sposób konstrukcji struktur obiektowych oraz korzystają z dziedziczenia i <text:s text:c="4"/><text:soft-page-break/>delegacji:</text:p>
      <text:p text:style-name="P1"><text:tab/>A. wzorce kreacyjne</text:p>
      <text:p text:style-name="P1"><text:tab/>B. wzorce behawioralne</text:p>
      <text:p text:style-name="P1"><text:tab/><text:span text:style-name="T1">C. </text:span>wzorce strukturalne</text:p>
      <text:p text:style-name="P1"><text:tab/>D. wzorce opisowe</text:p>
      <text:p text:style-name="P9"><text:tab/></text:p>
      <text:p text:style-name="P9"><text:tab/><text:span text:style-name="T1">C.</text:span></text:p>
      <text:p text:style-name="P11"/>
      <text:p text:style-name="P14">Łatwe</text:p>
      <text:p text:style-name="P14"><text:span text:style-name="T10">51 </text:span>Wzorce Odwiedzający, Pamiątka, Mediator są wzorcami:</text:p>
      <text:p text:style-name="P14"><text:tab/>A. strukturalnymi</text:p>
      <text:p text:style-name="P14"><text:tab/>B. kreacyjnymi</text:p>
      <text:p text:style-name="P14"><text:tab/><text:span text:style-name="T1">C.</text:span> czynnościowymi (behawioralnymi)</text:p>
      <text:p text:style-name="P14"><text:tab/>D. analitycznymi</text:p>
      <text:p text:style-name="P14"/>
      <text:p text:style-name="P14"><text:tab/>C.</text:p>
      <text:p text:style-name="P14"/>
      <text:p text:style-name="P14">Trudne</text:p>
      <text:p text:style-name="P14"><text:span text:style-name="T10">52 </text:span>Wzorzec Model-View-Presenter jest wzorcem pochodnym od:</text:p>
      <text:p text:style-name="P14"><text:tab/>A. wzorca Pamiątki</text:p>
      <text:p text:style-name="P14"><text:tab/><text:span text:style-name="T1">B.</text:span> wzorca Model-View-Controller</text:p>
      <text:p text:style-name="P14"><text:tab/>C. wzorca Budowniczy</text:p>
      <text:list xml:id="list34412607" text:style-name="L4">
        <text:list-header>
          <text:p text:style-name="P15">D. wzorca Strategia</text:p>
        </text:list-header>
      </text:list>
      <text:p text:style-name="P14"/>
      <text:p text:style-name="P14"><text:tab/>B.</text:p>
      <text:p text:style-name="P14"/>
      <text:p text:style-name="P14">Trudne</text:p>
      <text:p text:style-name="P14"><text:span text:style-name="T10">53</text:span> Gdy chcemy umożliwić współpracę dwóm klasom o niekompatybilnych interfejsach, wówczas stosujemy:</text:p>
      <text:p text:style-name="P14"><text:tab/>A. Wzorzec Budowniczy</text:p>
      <text:p text:style-name="P14"><text:tab/>B. Wzorzec Fabryka abstrakcyjna</text:p>
      <text:p text:style-name="P14"><text:tab/>C. Wzorzec Dekorator</text:p>
      <text:p text:style-name="P14"><text:tab/><text:span text:style-name="T1">D.</text:span> Wzorzec Adapter</text:p>
      <text:p text:style-name="P14"/>
      <text:p text:style-name="P14"><text:tab/>D.</text:p>
      <text:p text:style-name="P14"/>
      <text:p text:style-name="P14">Średnie</text:p>
      <text:p text:style-name="P14"><text:span text:style-name="T10">54 </text:span>Wzorzec ten służy do ulepszania i rozbudowywania obiektów:</text:p>
      <text:p text:style-name="P14"><text:tab/><text:span text:style-name="T1">A.</text:span> Dekorator</text:p>
      <text:p text:style-name="P14"><text:tab/>B. Pyłek</text:p>
      <text:p text:style-name="P14"><text:tab/>C. Pamiątka</text:p>
      <text:p text:style-name="P14"><text:tab/>D. Stan</text:p>
      <text:p text:style-name="P14"/>
      <text:p text:style-name="P14"><text:tab/>A.</text:p>
      <text:p text:style-name="P14"/>
      <text:p text:style-name="P14">Łatwe</text:p>
      <text:p text:style-name="P14"><text:span text:style-name="T10">55 </text:span>Wzorzec ten został stworzony w latach 70. w laboratoriach firmy Xerox przez programistę pracującego wówczas nad językiem Smalltalk</text:p>
      <text:p text:style-name="P14"><text:tab/><text:span text:style-name="T1">A.</text:span> Model-View-Controller</text:p>
      <text:p text:style-name="P14"><text:tab/>B. Pamiątka</text:p>
      <text:p text:style-name="P14"><text:tab/>C. Adapter</text:p>
      <text:p text:style-name="P14"><text:tab/>D. Budowniczy</text:p>
      <text:p text:style-name="P14"><text:soft-page-break/></text:p>
      <text:p text:style-name="P14"><text:tab/>A.</text:p>
      <text:p text:style-name="P14"/>
      <text:p text:style-name="P14">Łatwe</text:p>
      <text:p text:style-name="P14"><text:span text:style-name="T10">56 </text:span>Wzorzec ten cieszy się dużą popularnością wśród aplikacji WWW. Własną implementację tego wzorca posiada także firma Microsoft.</text:p>
      <text:p text:style-name="P14"><text:tab/>A. Dekorator</text:p>
      <text:p text:style-name="P14"><text:tab/>B. Fabryka abstrakcyjna</text:p>
      <text:p text:style-name="P14"><text:span text:style-name="T1"><text:tab/>C.</text:span> Model-View-Controller</text:p>
      <text:p text:style-name="P14"><text:tab/>D. Pamiątka</text:p>
      <text:p text:style-name="P14"/>
      <text:p text:style-name="P14"><text:tab/>C.</text:p>
      <text:p text:style-name="P14"/>
      <text:p text:style-name="P14">Średni</text:p>
      <text:list xml:id="list34406706" text:style-name="L5">
        <text:list-header>
          <text:p text:style-name="P16"><text:span text:style-name="T10">57 </text:span>Jak nazywał się architekt, od którego wywodzą się wzorce projektowe w informatyce.</text:p>
        </text:list-header>
      </text:list>
      <text:p text:style-name="P9"><text:tab/>A. Leopold Staff</text:p>
      <text:p text:style-name="P14"><text:tab/>B. Christopher Alexandrer</text:p>
      <text:p text:style-name="P14"><text:tab/>C. Philip Johnson</text:p>
      <text:p text:style-name="P14"><text:tab/>D. Donato Bramante</text:p>
      <text:p text:style-name="P14"/>
      <text:p text:style-name="P14"><text:tab/>B.</text:p>
      <text:p text:style-name="P14"/>
      <text:p text:style-name="P14">Średni</text:p>
      <text:list xml:id="list34398123" text:style-name="L6">
        <text:list-header>
          <text:p text:style-name="P17"><text:span text:style-name="T10">58 </text:span>Jakich dwóch twórców oprogramowania wprowadziło termin wzorców projektowych.</text:p>
        </text:list-header>
      </text:list>
      <text:p text:style-name="P14"><text:tab/>A. Kent Beck, Ward Cunningham</text:p>
      <text:p text:style-name="P14"><text:tab/>B. Erich Gamma, Richard Helm</text:p>
      <text:p text:style-name="P14"><text:tab/>C. Ralph Johnson, John Vlissides</text:p>
      <text:p text:style-name="P14"><text:tab/>D. Bill Gates, Mark Zuckerberg</text:p>
      <text:p text:style-name="P14"/>
      <text:p text:style-name="P14"><text:tab/>A.</text:p>
      <text:p text:style-name="P14"/>
      <text:p text:style-name="P21">Łatwy</text:p>
      <text:list xml:id="list34431298" text:continue-numbering="true" text:style-name="L6">
        <text:list-header>
          <text:p text:style-name="P18"><text:span text:style-name="T10">59 </text:span>Jakich dwóch twórców oprogramowania wprowadziło termin wzorców projektowych.<text:span text:style-name="T7">Który wzorzec umożliwia wprowadzanie warstw podsystemów?</text:span></text:p>
        </text:list-header>
      </text:list>
      <text:p text:style-name="P12"><text:tab/>A. <text:span text:style-name="T7">Fasada</text:span></text:p>
      <text:p text:style-name="P22"><text:tab/>B. <text:span text:style-name="T7">Dekorator</text:span></text:p>
      <text:p text:style-name="P22"><text:tab/>C. <text:span text:style-name="T7">Singleton</text:span></text:p>
      <text:p text:style-name="P22"><text:tab/>D. <text:span text:style-name="T7">MVC</text:span></text:p>
      <text:p text:style-name="P21"/>
      <text:p text:style-name="P22">Średni</text:p>
      <text:list xml:id="list34431705" text:continue-numbering="true" text:style-name="L6">
        <text:list-header>
          <text:p text:style-name="P18"><text:span text:style-name="T10">60 </text:span><text:span text:style-name="T7">Na co pozwala przezroczystość Dekoratora?</text:span></text:p>
        </text:list-header>
      </text:list>
      <text:p text:style-name="P22"><text:tab/>A. <text:span text:style-name="T7">Rozdzielenie warstw podsystemów.</text:span></text:p>
      <text:p text:style-name="P12"><text:tab/>B. <text:span text:style-name="T7">Zagnieżdżanie dekoratorów wgłąb.</text:span></text:p>
      <text:p text:style-name="P22"><text:tab/>C. <text:span text:style-name="T7">Wprowadzenie wspólnego interfejsu dla wszystkich podsystemów.</text:span></text:p>
      <text:p text:style-name="P21">D. Ozdabianie elementów systemu.</text:p>
      <text:p text:style-name="P21"/>
      <text:p text:style-name="P21">Łatwe</text:p>
      <text:list xml:id="list34413041" text:continue-numbering="true" text:style-name="L6">
        <text:list-header>
          <text:p text:style-name="P18"><text:span text:style-name="T10">61 </text:span><text:span text:style-name="T7">Czego nie dotyczą wzorce projektowe GoF?</text:span></text:p>
        </text:list-header>
      </text:list>
      <text:p text:style-name="P22"><text:tab/>A. <text:span text:style-name="T7">Konstrukcji programistycznych poprawiających jakość kodu</text:span></text:p>
      <text:p text:style-name="P22"><text:tab/>B. <text:span text:style-name="T7">Współpracy obiektów wewnątrz systemu</text:span></text:p>
      <text:p text:style-name="P12"><text:tab/>C. <text:span text:style-name="T7">Języka programowania, w którym implementowany jest system.</text:span></text:p>
      <text:p text:style-name="P21">D. Dobrych praktyk programowania</text:p>
      <text:p text:style-name="P21"><text:soft-page-break/></text:p>
      <text:p text:style-name="P23">Średnie</text:p>
      <text:list xml:id="list34404291" text:continue-numbering="true" text:style-name="L6">
        <text:list-header>
          <text:p text:style-name="P19"><text:span text:style-name="T10">62 </text:span><text:span text:style-name="T8">Jaki problem adresują wzorce architektoniczne?</text:span></text:p>
        </text:list-header>
      </text:list>
      <text:p text:style-name="P22"><text:tab/>A. <text:span text:style-name="T2">współdziałania modułów całego systemu informatycznego</text:span></text:p>
      <text:p text:style-name="P22"><text:tab/>B. <text:span text:style-name="T8">komunikacji między klasami projektu</text:span></text:p>
      <text:p text:style-name="P22"><text:tab/>C. <text:span text:style-name="T8">organizacją klas projektu</text:span></text:p>
      <text:p text:style-name="P22"><text:span text:style-name="T7">D. </text:span><text:span text:style-name="T8">tworzeniem klas projektu</text:span></text:p>
      <text:p text:style-name="P24"/>
      <text:p text:style-name="P23">Łatwe</text:p>
      <text:list xml:id="list34435324" text:continue-numbering="true" text:style-name="L6">
        <text:list-header>
          <text:p text:style-name="P19"><text:span text:style-name="T10">63 </text:span><text:span text:style-name="T8">Jaka jest różnica między wzorcami projektowymi a architektonicznymi?</text:span></text:p>
        </text:list-header>
      </text:list>
      <text:p text:style-name="P26"><text:tab/>A. <text:span text:style-name="T8">Wzorce p</text:span><text:span text:style-name="T2">rojektowe opisują organizację klas w projekcie, natomiast architektoniczne <text:s/>współdziałanie całego systemu.</text:span></text:p>
      <text:p text:style-name="P26"><text:tab/>B. <text:span text:style-name="T8">Wzorce projektowe opisują współdziałanie systemu informatycznego, natomiast architektoniczne orgzanizację klas w projekcie.</text:span></text:p>
      <text:p text:style-name="P26"><text:tab/>C. <text:span text:style-name="T8">Nie ma różnicy</text:span></text:p>
      <text:p text:style-name="P26"><text:span text:style-name="T7">D. </text:span><text:span text:style-name="T8">Różnią się platformą i technologią, dla których są dedykowane.</text:span></text:p>
      <text:p text:style-name="P23"/>
      <text:p text:style-name="P23"/>
      <text:p text:style-name="P23">Łatwe</text:p>
      <text:list xml:id="list34421113" text:continue-numbering="true" text:style-name="L6">
        <text:list-header>
          <text:p text:style-name="P19"><text:span text:style-name="T10">64 </text:span><text:span text:style-name="T8">Wzorce, które wspomagają projektowanie współdziałania systemu informatycznego nazywamy:</text:span></text:p>
        </text:list-header>
      </text:list>
      <text:p text:style-name="P26"><text:tab/>A. <text:span text:style-name="T8">budowlanymi</text:span></text:p>
      <text:p text:style-name="P26"><text:tab/>B. <text:span text:style-name="T8">komunikacyjnymi</text:span></text:p>
      <text:p text:style-name="P26"><text:tab/>C. <text:span text:style-name="T8">systemowe</text:span></text:p>
      <text:p text:style-name="P26"><text:span text:style-name="T7"><text:tab/>D. </text:span><text:span text:style-name="T2">architektoniczne</text:span></text:p>
      <text:p text:style-name="P23"/>
      <text:p text:style-name="P23">Łatwe</text:p>
      <text:list xml:id="list34422524" text:continue-numbering="true" text:style-name="L6">
        <text:list-header>
          <text:p text:style-name="P20"><text:span text:style-name="T10">65 </text:span><text:span text:style-name="T9">Wzorce wspomagające integrację systemów informatycznych to wzorce: </text:span></text:p>
        </text:list-header>
      </text:list>
      <text:p text:style-name="P26"><text:tab/>A. <text:span text:style-name="T3">integracyjne</text:span></text:p>
      <text:p text:style-name="P26"><text:tab/>B. <text:span text:style-name="T9">implementacyjne</text:span></text:p>
      <text:p text:style-name="P26">C. <text:span text:style-name="T9">komunikacyjne</text:span></text:p>
      <text:p text:style-name="P26"><text:span text:style-name="T7">D.</text:span><text:span text:style-name="T8"> </text:span><text:span text:style-name="T9">analityczne</text:span></text:p>
      <text:p text:style-name="P23"/>
      <text:p text:style-name="P27">Średnie</text:p>
      <text:list xml:id="list34430781" text:continue-numbering="true" text:style-name="L6">
        <text:list-header>
          <text:p text:style-name="P20"><text:span text:style-name="T10">66 </text:span><text:span text:style-name="T9">Które z wymienionych typów wzorców są wzorcami niskopoziomowymi</text:span></text:p>
        </text:list-header>
      </text:list>
      <text:p text:style-name="P28"><text:tab/>A. <text:span text:style-name="T3">implementacyjne</text:span></text:p>
      <text:p text:style-name="P28"><text:tab/>B. <text:span text:style-name="T9">integracyjne</text:span></text:p>
      <text:p text:style-name="P28"><text:tab/>C. <text:span text:style-name="T9">architektoniczne</text:span></text:p>
      <text:p text:style-name="P28"><text:span text:style-name="T7">D. </text:span><text:span text:style-name="T9">behawioralne</text:span></text:p>
      <text:p text:style-name="P27"/>
      <text:p text:style-name="P27">Średnie</text:p>
      <text:list xml:id="list34423572" text:continue-numbering="true" text:style-name="L6">
        <text:list-header>
          <text:p text:style-name="P20"><text:span text:style-name="T10">67 </text:span><text:span text:style-name="T8">Jaka jest różnica między wzorcami projektowymi a architektonicznymi?</text:span></text:p>
        </text:list-header>
      </text:list>
      <text:p text:style-name="P28"><text:tab/>A. <text:span text:style-name="T8">Wzorce p</text:span><text:span text:style-name="T2">rojektowe opisują organizację klas w projekcie, natomiast architektoniczne <text:s/>współdziałanie całego systemu.</text:span></text:p>
      <text:p text:style-name="P28"><text:tab/>B. <text:span text:style-name="T8">Wzorce projektowe opisują współdziałanie systemu informatycznego, natomiast architektoniczne orgzanizację klas w projekcie.</text:span></text:p>
      <text:p text:style-name="P28"><text:tab/>C. <text:span text:style-name="T8">Nie ma różnicy</text:span></text:p>
      <text:p text:style-name="P28"><text:span text:style-name="T7">D. </text:span><text:span text:style-name="T8">Różnią się platformą i technologią, dla których są dedykowane.</text:span></text:p>
      <text:p text:style-name="P25"/>
      <text:p text:style-name="P27">Średnie</text:p>
      <text:list xml:id="list34407679" text:continue-numbering="true" text:style-name="L6">
        <text:list-header>
          <text:p text:style-name="P20"><text:span text:style-name="T10">68 </text:span><text:span text:style-name="T9">Który typ wzorców korzysta mechanizmów i konstrukcji językowych?</text:span></text:p>
        </text:list-header>
      </text:list>
      <text:p text:style-name="P28"><text:tab/>A. <text:span text:style-name="T9">komunikacyjne</text:span></text:p>
      <text:p text:style-name="P28"><text:tab/>B. <text:span text:style-name="T9">integracyjne</text:span></text:p>
      <text:p text:style-name="P13"><text:soft-page-break/><text:tab/>C. <text:span text:style-name="T9">implementacyjne</text:span></text:p>
      <text:p text:style-name="P28"><text:span text:style-name="T7"><text:tab/>D. </text:span><text:span text:style-name="T9">architektoniczne</text:span></text:p>
      <text:p text:style-name="P27">Średnie</text:p>
      <text:list xml:id="list34407777" text:continue-numbering="true" text:style-name="L6">
        <text:list-header>
          <text:p text:style-name="P20"><text:span text:style-name="T10">69 </text:span><text:span text:style-name="T9">Składowymi wzorca Kompozyt są:</text:span></text:p>
        </text:list-header>
      </text:list>
      <text:p text:style-name="P28"><text:tab/>A. <text:span text:style-name="T3">liśc, kompozyt, komponent</text:span></text:p>
      <text:p text:style-name="P28"><text:tab/>B. <text:span text:style-name="T9">liść, kompozyt, kontroler</text:span></text:p>
      <text:p text:style-name="P28"><text:tab/>C. <text:span text:style-name="T9">kompozyt, kontroler, komponent</text:span></text:p>
      <text:p text:style-name="P28"><text:span text:style-name="T7">D. </text:span><text:span text:style-name="T9">liść, korzeń, korona</text:span></text:p>
      <text:p text:style-name="P27"/>
      <text:p text:style-name="P27">Średnie</text:p>
      <text:list xml:id="list34424476" text:continue-numbering="true" text:style-name="L6">
        <text:list-header>
          <text:p text:style-name="P20"><text:span text:style-name="T10">70 </text:span><text:span text:style-name="T9">We wzorcu Kompozyt, strukturą hierarchiczną można zarządzać za pomocą:</text:span></text:p>
        </text:list-header>
      </text:list>
      <text:p text:style-name="P28"><text:tab/>A. <text:span text:style-name="T9">liści</text:span></text:p>
      <text:p text:style-name="P28"><text:tab/>B. <text:span text:style-name="T3">korzeni</text:span></text:p>
      <text:p text:style-name="P28"><text:tab/>C. <text:span text:style-name="T9">pni</text:span></text:p>
      <text:p text:style-name="P28"><text:span text:style-name="T7">D. </text:span><text:span text:style-name="T9">koron</text:span></text:p>
      <text:p text:style-name="P27"/>
      <text:p text:style-name="P27">Średnie</text:p>
      <text:list xml:id="list34422229" text:continue-numbering="true" text:style-name="L6">
        <text:list-header>
          <text:p text:style-name="P20"><text:span text:style-name="T10">71 </text:span><text:span text:style-name="T9">Stany we wzorcu projektowym Stan dzielimy na:</text:span></text:p>
        </text:list-header>
      </text:list>
      <text:p text:style-name="P28"><text:tab/>A. <text:span text:style-name="T9">abstrakcyjne i rzeczywiste</text:span></text:p>
      <text:p text:style-name="P28"><text:tab/>B. <text:span text:style-name="T9">konkretne i sztuczne</text:span></text:p>
      <text:p text:style-name="P13"><text:tab/>C. <text:span text:style-name="T9">abstrakcyjne i konkretne</text:span></text:p>
      <text:p text:style-name="P28"><text:span text:style-name="T7">D. </text:span><text:span text:style-name="T9">sztuczne i rzeczywiste</text:span></text:p>
      <text:p text:style-name="P27"/>
      <text:p text:style-name="P27"/>
      <text:p text:style-name="P27">Średnie</text:p>
      <text:list xml:id="list34431396" text:continue-numbering="true" text:style-name="L6">
        <text:list-header>
          <text:p text:style-name="P20"><text:span text:style-name="T10">72 </text:span><text:span text:style-name="T9">Który rodzaj stanu pozwala na hermetyzację zachowań związanych ze stanami we wzorcu Stan?</text:span></text:p>
        </text:list-header>
      </text:list>
      <text:p text:style-name="P13"><text:tab/>A. <text:span text:style-name="T9">abstrakcyjny</text:span></text:p>
      <text:p text:style-name="P28"><text:tab/>B. <text:span text:style-name="T9">konkretny</text:span></text:p>
      <text:p text:style-name="P28"><text:tab/>C. <text:span text:style-name="T9">rzeczywisty</text:span></text:p>
      <text:p text:style-name="P28"><text:span text:style-name="T7">D. </text:span><text:span text:style-name="T9">sztuczny</text:span></text:p>
      <text:p text:style-name="P27"/>
      <text:p text:style-name="P29">Średnie</text:p>
      <text:list xml:id="list34433860" text:continue-numbering="true" text:style-name="L6">
        <text:list-header>
          <text:p text:style-name="P30">73 Konsekwencją stosowania wzorca Pyłek jest:</text:p>
        </text:list-header>
      </text:list>
      <text:p text:style-name="P13"><text:tab/>A. <text:span text:style-name="T10">zmniejszenie liczby obiektów i zwiększenie złożoności obliczeniowej</text:span></text:p>
      <text:p text:style-name="P28"><text:tab/>B. <text:span text:style-name="T10">zwiększenie liczby obiektów i złożoności obliczeniowej</text:span></text:p>
      <text:p text:style-name="P28"><text:tab/>C. <text:span text:style-name="T10">zmniejszenie liczby obiektów i złożoności obliczeniowej</text:span></text:p>
      <text:p text:style-name="P28"><text:span text:style-name="T7">D. </text:span><text:span text:style-name="T10">zwiększenie liczby obiektów i zmniejszenie złożoności obliczeniowej</text:span></text:p>
      <text:p text:style-name="P31"/>
      <text:p text:style-name="P29">Trudne</text:p>
      <text:list xml:id="list34405096" text:continue-numbering="true" text:style-name="L6">
        <text:list-header>
          <text:p text:style-name="P30">74 Zmniejszenie wymagań pamięciowych przy stosowaniu wzorca Pyłek wynika między innymi z:</text:p>
        </text:list-header>
      </text:list>
      <text:p text:style-name="P32"><text:tab/>A. <text:span text:style-name="T10">konieczności zarządzania stanem zewnętrznym</text:span></text:p>
      <text:p text:style-name="P32"><text:tab/>B. <text:span text:style-name="T10">zmniejszenia liczby klas</text:span></text:p>
      <text:p text:style-name="P32"><text:tab/><text:span text:style-name="T1">C. </text:span><text:span text:style-name="T4">zmniejszenia liczby obiektów</text:span></text:p>
      <text:p text:style-name="P32"><text:span text:style-name="T7">D. </text:span><text:span text:style-name="T10">szybszego działania projektu</text:span></text:p>
      <text:p text:style-name="P29"/>
      <text:p text:style-name="P29">Trudne</text:p>
      <text:list xml:id="list34431848" text:continue-numbering="true" text:style-name="L6">
        <text:list-header>
          <text:p text:style-name="P30">75 Zwiększenie złożoności obliczeniowej przy stosowaniu wzorca Pyłek jest konsekwencją konieczności:</text:p>
        </text:list-header>
      </text:list>
      <text:p text:style-name="P32"><text:tab/>A. <text:span text:style-name="T10">zwiększenie liczby obiektów</text:span></text:p>
      <text:p text:style-name="P32"><text:tab/>B. <text:span text:style-name="T4">zarządzania stanem zewnętrznym</text:span></text:p>
      <text:p text:style-name="P32"><text:tab/>C. <text:span text:style-name="T10">zwiększenia liczby klas</text:span></text:p>
      <text:p text:style-name="P32"><text:span text:style-name="T7">D. </text:span><text:span text:style-name="T10">zarządzania stanem wewnętrznym</text:span></text:p>
      <text:p text:style-name="P29"><text:soft-page-break/></text:p>
      <text:p text:style-name="P29">Łatwe</text:p>
      <text:list xml:id="list34426078" text:continue-numbering="true" text:style-name="L6">
        <text:list-header>
          <text:p text:style-name="P30">76 Podstawowym ograniczeniem wzorca Pula obiektów jest:</text:p>
        </text:list-header>
      </text:list>
      <text:p text:style-name="P32"><text:tab/>A. <text:span text:style-name="T10">możliwość stosowania tylko dla małej liczby obiektów</text:span></text:p>
      <text:p text:style-name="P32"><text:tab/>B. <text:span text:style-name="T4">możliwość stosowania tylko dla nierozróżnialnych obiektów</text:span></text:p>
      <text:p text:style-name="P32"><text:tab/>C. <text:span text:style-name="T10">możliwość stosowania tylko dla prostych obiektów</text:span></text:p>
      <text:p text:style-name="P32"><text:span text:style-name="T7"><text:tab/>D. </text:span><text:span text:style-name="T10">bardzo skomplikowana implement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9S</meta:editing-duration>
    <meta:editing-cycles>14</meta:editing-cycles>
    <meta:generator>LibreOffice/3.6$Windows_x86 LibreOffice_project/da8c1e6-fd468f4-454e206-f42a4a9-143cfd</meta:generator>
    <dc:date>2012-11-11T14:28:18.46</dc:date>
    <meta:document-statistic meta:table-count="0" meta:image-count="0" meta:object-count="0" meta:page-count="13" meta:paragraph-count="491" meta:word-count="1891" meta:character-count="13245" meta:non-whitespace-character-count="11624"/>
    <meta:user-defined meta:name="Info 1"/>
    <meta:user-defined meta:name="Info 2"/>
    <meta:user-defined meta:name="Info 3"/>
    <meta:user-defined meta:name="Info 4"/>
  </office:meta>
</office:document-meta>
</file>